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3bd9a" officeooo:paragraph-rsid="0003bd9a"/>
    </style:style>
    <style:style style:name="P2" style:family="paragraph" style:parent-style-name="Standard">
      <style:text-properties fo:font-weight="bold" officeooo:rsid="0003bd9a" officeooo:paragraph-rsid="0003bd9a" style:font-weight-asian="bold" style:font-weight-complex="bold"/>
    </style:style>
    <style:style style:name="P3" style:family="paragraph" style:parent-style-name="Standard">
      <style:text-properties fo:font-weight="bold" officeooo:rsid="0004377c" officeooo:paragraph-rsid="0004377c" style:font-weight-asian="bold" style:font-weight-complex="bold"/>
    </style:style>
    <style:style style:name="P4" style:family="paragraph" style:parent-style-name="Standard">
      <style:text-properties officeooo:rsid="0004377c" officeooo:paragraph-rsid="0004377c"/>
    </style:style>
    <style:style style:name="P5" style:family="paragraph" style:parent-style-name="Standard">
      <style:text-properties fo:font-size="15pt" fo:font-weight="bold" officeooo:rsid="0003bd9a" officeooo:paragraph-rsid="0003bd9a" style:font-size-asian="15pt" style:font-weight-asian="bold" style:font-size-complex="15pt" style:font-weight-complex="bold"/>
    </style:style>
    <style:style style:name="P6" style:family="paragraph" style:parent-style-name="Standard">
      <style:text-properties fo:font-size="15pt" fo:font-weight="bold" officeooo:rsid="0004377c" officeooo:paragraph-rsid="0004377c" style:font-size-asian="15pt" style:font-weight-asian="bold" style:font-size-complex="15pt" style:font-weight-complex="bold"/>
    </style:style>
    <style:style style:name="P7" style:family="paragraph" style:parent-style-name="Standard">
      <style:text-properties officeooo:rsid="0004377c" officeooo:paragraph-rsid="0004377c"/>
    </style:style>
    <style:style style:name="P8" style:family="paragraph" style:parent-style-name="Standard">
      <style:text-properties officeooo:rsid="0006155f" officeooo:paragraph-rsid="0006155f"/>
    </style:style>
    <style:style style:name="P9" style:family="paragraph" style:parent-style-name="Standard">
      <style:text-properties fo:font-size="15pt" fo:font-weight="bold" officeooo:rsid="0006155f" officeooo:paragraph-rsid="0006155f" style:font-size-asian="15pt" style:font-weight-asian="bold" style:font-size-complex="15pt" style:font-weight-complex="bold"/>
    </style:style>
    <style:style style:name="P10" style:family="paragraph" style:parent-style-name="Standard">
      <style:text-properties fo:font-size="12pt" fo:font-weight="normal" officeooo:rsid="0006155f" officeooo:paragraph-rsid="0006155f"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officeooo:rsid="0004377c"/>
    </style:style>
    <style:style style:name="T3"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eeting 1:A<text:span text:style-name="T2">M</text:span>:</text:p>
      <text:p text:style-name="P1"/>
      <text:p text:style-name="P2">Goal:</text:p>
      <text:p text:style-name="P1">Steps 1,2 and the data cleaning of 3 <text:s/>-today</text:p>
      <text:p text:style-name="P2"/>
      <text:p text:style-name="P2">Decided to focus on two columns each for Steps 1 and 2:</text:p>
      <text:p text:style-name="P1"/>
      <text:p text:style-name="P1">P-Class &amp; Sets -N<text:span text:style-name="T2">a</text:span>omi</text:p>
      <text:p text:style-name="P1">Age &amp; SibSp -Tania</text:p>
      <text:p text:style-name="P1">P<text:span text:style-name="T2">a</text:span>rch &amp; Fare -Gavi</text:p>
      <text:p text:style-name="P1">Cabin &amp; Embarked - Rochel</text:p>
      <text:p text:style-name="P1"/>
      <text:p text:style-name="P1"><text:span text:style-name="T1">Making repo</text:span> – Rochel</text:p>
      <text:p text:style-name="P1"><text:span text:style-name="T1">Basic Data Analysis</text:span> – Noami</text:p>
      <text:p text:style-name="P2"/>
      <text:p text:style-name="P6">Meeting 1:PM:</text:p>
      <text:p text:style-name="P4"/>
      <text:p text:style-name="P3">Summary of am’s work:</text:p>
      <text:p text:style-name="P4"/>
      <text:p text:style-name="P4">Tania – </text:p>
      <text:p text:style-name="P4">Age, dealt with NANs. Grouped age into categories. Saw correlation fare(mean) and age.</text:p>
      <text:p text:style-name="P4">By tommorrow will replace NANs by inferring age from the info in fare. </text:p>
      <text:p text:style-name="P4">Beginning SibsSp. Will have that column ready by tomorrow.</text:p>
      <text:p text:style-name="P4"/>
      <text:p text:style-name="P4">Naomi- </text:p>
      <text:p text:style-name="P4">Class – Noticed that the majority of 3<text:span text:style-name="T3">rd</text:span> class did not survive. Most of 1<text:span text:style-name="T3">st</text:span> class did.</text:p>
      <text:p text:style-name="P4">Sex – Males had much less survivors proportionately. Visualizations provided for both columns</text:p>
      <text:p text:style-name="P4"/>
      <text:p text:style-name="P4">Gavi –</text:p>
      <text:p text:style-name="P4">Tickets – Mostly correlate with class (if there’s character at start. Tickets with numbers alone were assigned random classes.)</text:p>
      <text:p text:style-name="P4">Fare – outlier that paid over 500. Looking into that and will drop, keep or replace by tomorrow.</text:p>
      <text:p text:style-name="P4">Age &amp; Fare by Class – All ages in all classes. 1<text:span text:style-name="T3">st</text:span> class was much more expensive..</text:p>
      <text:p text:style-name="P4">Parent &amp; Child with Survived – corr: Passengers with more dependents etc were more likely to be in 3<text:span text:style-name="T3">rd</text:span> class. Also noted that those with no dependents were proportionately less likely to survive.</text:p>
      <text:p text:style-name="P4"/>
      <text:p text:style-name="P4">Rochel –</text:p>
      <text:p text:style-name="P4">Cabin - After analysis, Cabin column does not seem to be worth holding onto. Dropped.</text:p>
      <text:p text:style-name="P4">Embarked – Some correlation noted, mostly related to passenger’s class.</text:p>
      <text:p text:style-name="P6"/>
      <text:p text:style-name="P6">Meeting 2:AM:</text:p>
      <text:p text:style-name="P4"/>
      <text:p text:style-name="P4"/>
      <text:p text:style-name="P4">Summarized y-day and what was done in the evening.</text:p>
      <text:p text:style-name="P4">Discussed creating py and transferring as much as possible to functions. </text:p>
      <text:p text:style-name="P4">Py created</text:p>
      <text:p text:style-name="P8">Divided up models</text:p>
      <text:p text:style-name="P8"/>
      <text:p text:style-name="P9"><text:soft-page-break/>Meeting 2:PM:</text:p>
      <text:p text:style-name="P8">Models created. Gavi’s finishing decision tree tonight.</text:p>
      <text:p text:style-name="P8">Tania’s disappointed with her model and still tweaking</text:p>
      <text:p text:style-name="P8">Rochel’s finishing gridsearch on random forest</text:p>
      <text:p text:style-name="P8"/>
      <text:p text:style-name="P8">Tomorrow we’ll be”h divide rest of tasks</text:p>
      <text:p text:style-name="P8"/>
      <text:p text:style-name="P9">Meeting 3:AM:</text:p>
      <text:p text:style-name="P10">Tania – Still tweaking KNN</text:p>
      <text:p text:style-name="P10">Gavi – model did well </text:p>
      <text:p text:style-name="P10">Rochel – did random forest with grid-search. Did well.</text:p>
      <text:p text:style-name="P10"/>
      <text:p text:style-name="P10">Tania’s concerned that the age replacement for nans might not be good enough. We’re changing that and rerunning all after adjustment’s made.</text:p>
      <text:p text:style-name="P10">Choosing best model. Creating functions and run in py</text:p>
      <text:p text:style-name="P10"/>
      <text:p text:style-name="P10">Planning summary etc.</text:p>
      <text:p text:style-name="P10"/>
      <text:p text:style-name="P9">SUMMARY:</text:p>
      <text:p text:style-name="P9"/>
      <text:p text:style-name="P9">Feature Selection:</text:p>
      <text:p text:style-name="P9"/>
      <text:p text:style-name="P10">Realizing that ‘Fare’ is correlated with ‘Class’ and assuming it did not add anything substantial, we tried removing it. When this did not raise the score, we undid it.</text:p>
      <text:p text:style-name="P10">Tried combining dependents columns (‘Parch’ and ‘SibSp’), with a calculation to make the new column accurate, <text:s/>because we thought they were extraneous. Model didn’t work well. We undid that.</text:p>
      <text:p text:style-name="P10">Age – We made a change: first nulls were filled by inferring info from the ‘Fare’ column (because correlation was present). We then tried something different – we filled those null values with age inferred from ‘Survived’. This change improved scores on the decision tree and random forest but lowered scores on logistic regression. There was negligible difference with the KNN.</text:p>
      <text:p text:style-name="P10"/>
      <text:p text:style-name="P9">Models:</text:p>
      <text:p text:style-name="P10"/>
      <text:p text:style-name="P10">KNN:</text:p>
      <text:p text:style-name="P10">Default – OK (.71)</text:p>
      <text:p text:style-name="P10"><text:tab/>PCA – did well but cross val showed that the avg was not good <text:s/>(-same -.71).</text:p>
      <text:p text:style-name="P10">Grid Search -slight improvement, not great (.75).</text:p>
      <text:p text:style-name="P10">When chosing best prarameters, did not get any better than before.</text:p>
      <text:p text:style-name="P10"/>
      <text:p text:style-name="P10">Logistic Regression:</text:p>
      <text:p text:style-name="P10">With Max Iter 500, c:.5 – scored OK but not amazing.(.82).</text:p>
      <text:p text:style-name="P10">Grid search – switched parameters according to grid search but did not get better score.</text:p>
      <text:p text:style-name="P10">Tweaking parameters independently did not seem affect things much either.</text:p>
      <text:p text:style-name="P10"/>
      <text:p text:style-name="P10">Decision Tree: </text:p>
      <text:p text:style-name="P10">Default – Good.</text:p>
      <text:p text:style-name="P10">Own params didn’t improve much. Left as default</text:p>
      <text:p text:style-name="P10"><text:soft-page-break/></text:p>
      <text:p text:style-name="P10">Random Forest:</text:p>
      <text:p text:style-name="P10">Tried default. Did OK(.83).</text:p>
      <text:p text:style-name="P10">Chose parameters and it improved(.84).</text:p>
      <text:p text:style-name="P10">Did best with Grid Search(.85). </text:p>
      <text:p text:style-name="P10"/>
      <text:p text:style-name="P9"/>
      <text:p text:style-name="P9"/>
      <text:p text:style-name="P8"/>
      <text:p text:style-name="P4"/>
      <text:p text:style-name="P4"/>
      <text:p text:style-name="P4"/>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13T10:08:56.028000000</meta:creation-date>
    <dc:date>2023-06-15T13:21:47.843000000</dc:date>
    <meta:editing-duration>P2DT3H39S</meta:editing-duration>
    <meta:editing-cycles>3</meta:editing-cycles>
    <meta:generator>LibreOffice/7.5.0.3$Windows_X86_64 LibreOffice_project/c21113d003cd3efa8c53188764377a8272d9d6de</meta:generator>
    <meta:document-statistic meta:table-count="0" meta:image-count="0" meta:object-count="0" meta:page-count="3" meta:paragraph-count="66" meta:word-count="559" meta:character-count="3469" meta:non-whitespace-character-count="2943"/>
  </office:meta>
</office:document-meta>
</file>